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T22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9/2022<text:bookmark-end text:name="Text14"/></text:p>
            <text:p text:style-name="Normální">KVOP-34529/2022<text:bookmark-end text:name="Text2"/></text:p>
            <text:p text:style-name="Normální"><text:bookmark-start text:name="Text6"/>10. 06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L<text:bookmark-end text:name="Text7"/>. M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 o poskytnutí informace podle zákona č. 106/1999 Sb., o svobodném přístupu k informacím, ve znění pozdějších předpisů</text:h>
      <text:p text:style-name="Základnítext"/>
      <text:p text:style-name="Základnítext">Vážený pane M.,</text:p>
      <text:p text:style-name="Základnítext">dne 6. června 2022 byla do Kanceláře veřejného ochránce práv doručena Vaše žádost podle zákona o svobodném přístupu k informacím, kterou<text:s/><text:span text:style-name="Silné">žádáte následující informace</text:span>:<text:s/></text:p>
      <text:list text:style-name="LFO3_1" text:continue-numbering="true">
        <text:list-item>
          <text:p text:style-name="P18">zákon č. 106/1999 Sb., o svobodném přístupu k informacím, ve znění pozdějších předpisů,</text:p>
        </text:list-item>
        <text:list-item>
          <text:p text:style-name="P19">HUSSEINI, F. Správněprávní aspekty výkonu trestu odnětí svobody a související správní činnosti Vězeňské služby ČR. Disertační práce. PF Masarykovy univerzity,</text:p>
        </text:list-item>
        <text:list-item>
          <text:p text:style-name="P20">zda má Vězeňská služba ČR právo kontrolovat korespondenci z právnické fakulty Univerzity Palackého v Olomouci, resp. zda se jedná o úřední korespondenci.</text:p>
        </text:list-item>
      </text:list>
      <text:p text:style-name="P21"/>
      <text:p text:style-name="Základnítext">K Vaší žádosti<text:s/><text:span text:style-name="Silné">poskytuji následující informace</text:span>:</text:p>
      <text:p text:style-name="Základnítext">K bodu č. 1</text:p>
      <text:p text:style-name="Základnítext">Zasílám zákon č. 106/1999 Sb.</text:p>
      <text:p text:style-name="Základnítext">K bodu č. 2</text:p>
      <text:p text:style-name="Základnítext">Zasílám požadovanou disertační práci.</text:p>
      <text:p text:style-name="Základnítext">K bodu č. 3</text:p>
      <text:p text:style-name="Základnítext">Kontrola korespondence mezi odsouzeným a jeho obhájcem, mezi odsouzeným a advokátem, který odsouzeného zastupuje v jiné věci, mezi odsouzeným a státními<text:s/>orgány České republiky nebo diplomatickou misí anebo konzulárním úřadem cizího státu, anebo mezi odsouzeným a mezinárodní organizací, která podle mezinárodní úmluvy, jíž je Česká republika vázána, je příslušná k projednávání podnětů týkajících se ochrany<text:s/>lidských práv, je<text:s/><text:soft-page-break/>nepřípustná.<text:span text:style-name="Značkapozn.podčarou"><text:note text:note-class="footnote" text:id="_ftn0"><text:note-citation>1</text:note-citation><text:note-body><text:p text:style-name="Textpozn.podčarou"><text:s/>Ustanovení § 17 odst. 3 zákona č. 169/1999 Sb., o výkonu trestu odnětí svobody a o změně některých souvisejících zákonů, ve znění pozdějších předpisů.</text:p></text:note-body></text:note></text:span><text:s/>Státními orgány jsou orgány moci zákonodárné, výkonné a soudní. Vysoká<text:s/>škola je veřejná, soukromá nebo státní; státní vysoká škola je vojenská nebo policejní.<text:span text:style-name="Značkapozn.podčarou"><text:note text:note-class="footnote" text:id="_ftn1"><text:note-citation>2</text:note-citation><text:note-body><text:p text:style-name="Textpozn.podčarou"><text:s/>Ustanovení § 2 odst. 7 zákona č. 111/1998 Sb., o vysokých školách a o změně a doplnění dalších zákonů (zákon o vysokých školách), ve znění pozdějších předpisů.</text:p></text:note-body></text:note></text:span><text:s/>Vysokou školu není možné klasifikovat jako státní orgán České republiky, a tudíž korespondenci mezi odsouzeným a vysokou školou nelze považovat za úřední korespondenci ve smyslu výše uvedeného zákonného ustanovení.</text:p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h text:style-name="Nadpis1" text:outline-level="1"/>
      <text:p text:style-name="Normální"/>
      <text:p text:style-name="Normální"><text:span text:style-name="T22">2 Příloh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MOYF*</text:span></text:p>
        <text:p text:style-name="P12"><text:span text:style-name="T13">KVOPX00CMOYF</text:span>KVOPX00CMOYF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8-02T09:09:00Z</meta:creation-date>
    <dc:date>2022-08-02T09:11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3" meta:word-count="272" meta:character-count="1875" meta:row-count="13" meta:non-whitespace-character-count="1606"/>
  </office:meta>
</office:document-meta>
</file>